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44b1ba" officeooo:paragraph-rsid="0044b1ba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3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f0e9e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4507f1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Arial2" fo:font-size="12pt" officeooo:paragraph-rsid="004507f1" style:font-size-asian="12pt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07f1" officeooo:paragraph-rsid="004507f1" style:font-size-asian="12pt" style:font-style-asian="normal" style:font-weight-asian="normal" style:font-size-complex="12pt" style:text-emphasize="none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44b1ba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4b1ba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507f1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1c1bf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52c8b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fo:language="ro" fo:country="RO" fo:font-style="normal" fo:text-shadow="none" style:text-underline-style="none" fo:font-weight="normal" officeooo:rsid="0039436d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fo:language="ro" fo:country="RO" fo:font-style="normal" fo:text-shadow="none" style:text-underline-style="none" fo:font-weight="normal" officeooo:rsid="004507f1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language="ro" fo:country="RO" fo:font-style="normal" fo:text-shadow="none" style:text-underline-style="none" fo:font-weight="normal" officeooo:rsid="0041c1bf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language="ro" fo:country="RO" fo:font-style="normal" fo:text-shadow="none" style:text-underline-style="none" fo:font-weight="normal" officeooo:rsid="0040b23c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language="ro" fo:country="RO" fo:font-style="normal" fo:text-shadow="none" style:text-underline-style="none" fo:font-weight="normal" officeooo:rsid="00452c8b" style:font-style-asian="normal" style:font-weight-asian="normal" style:text-emphasize="none"/>
    </style:style>
    <style:style style:name="T17" style:family="text">
      <style:text-properties officeooo:rsid="00129edb"/>
    </style:style>
    <style:style style:name="T18" style:family="text">
      <style:text-properties officeooo:rsid="001adcec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1" style:family="text">
      <style:text-properties officeooo:rsid="002f63c7"/>
    </style:style>
    <style:style style:name="T22" style:family="text">
      <style:text-properties fo:language="ro" fo:country="RO" officeooo:rsid="004507f1"/>
    </style:style>
    <style:style style:name="T23" style:family="text">
      <style:text-properties fo:language="ro" fo:country="RO" officeooo:rsid="0039436d"/>
    </style:style>
    <style:style style:name="T24" style:family="text">
      <style:text-properties fo:language="ro" fo:country="RO" officeooo:rsid="0041c1bf"/>
    </style:style>
    <style:style style:name="T25" style:family="text">
      <style:text-properties fo:language="ro" fo:country="RO" officeooo:rsid="0040b23c"/>
    </style:style>
    <style:style style:name="T26" style:family="text">
      <style:text-properties fo:language="ro" fo:country="RO" officeooo:rsid="002f63c7"/>
    </style:style>
    <style:style style:name="T27" style:family="text">
      <style:text-properties fo:language="ro" fo:country="RO" officeooo:rsid="00452c8b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a2c2f" style:font-style-asian="normal" style:font-weight-asian="normal" style:text-emphasize="none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4507f1" style:font-style-asian="normal" style:font-weight-asian="normal" style:text-emphasize="none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ro" fo:country="RO" fo:font-style="normal" fo:text-shadow="none" style:text-underline-style="none" fo:font-weight="normal" officeooo:rsid="004507f1" style:font-style-asian="normal" style:font-weight-asian="normal" style:text-emphasize="none"/>
    </style:style>
    <style:style style:name="T31" style:family="text">
      <style:text-properties officeooo:rsid="0044b1ba"/>
    </style:style>
    <style:style style:name="T32" style:family="text">
      <style:text-properties officeooo:rsid="004507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3<text:span text:style-name="T32">5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1"><text:span text:style-name="T22">"Continue" button</text:span><text:span text:style-name="T23"> </text:span><text:span text:style-name="T27">in</text:span><text:span text:style-name="T23"> </text:span><text:span text:style-name="T24">Checkout</text:span><text:span text:style-name="T25"> page</text:span><text:span text:style-name="T26"> –</text:span><text:span text:style-name="T28"> </text:span><text:span text:style-name="T29">redirects to page Checkout overview with "Last name" field empty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8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19"><text:span text:style-name="T4">2</text:span><text:span text:style-name="T5">5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7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19">Chrome </text:span><text:span text:style-name="T20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8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1">1</text:span></text:p>
          </table:table-cell>
        </table:table-row>
      </table:table>
      <text:p text:style-name="P1"/>
      <text:p text:style-name="P1"/>
      <text:p text:style-name="P10">Description</text:p>
      <text:p text:style-name="P22"><text:span text:style-name="T8">When insert</text:span><text:span text:style-name="T11">ing</text:span><text:span text:style-name="T8"> </text:span><text:span text:style-name="T9">valid </text:span><text:span text:style-name="T8">data i</text:span><text:span text:style-name="T10">n </text:span><text:span text:style-name="T12">”</text:span><text:span text:style-name="T13">First</text:span><text:span text:style-name="T14"> name</text:span><text:span text:style-name="T12">” </text:span><text:span text:style-name="T14">field</text:span><text:span text:style-name="T12"> </text:span><text:span text:style-name="T13">and "Zip/Postal code" field </text:span><text:span text:style-name="T16">in</text:span><text:span text:style-name="T12"> </text:span><text:span text:style-name="T14">Checkout</text:span><text:span text:style-name="T15"> page</text:span><text:span text:style-name="T13"> and leav</text:span><text:span text:style-name="T16">ing</text:span><text:span text:style-name="T13"> empty </text:span><text:span text:style-name="T29">"Last name" field</text:span><text:span text:style-name="T30">, “</text:span><text:span text:style-name="T7">continue” button redirects to page Checkout overview</text:span><text:span text:style-name="T9"> and do</text:span><text:span text:style-name="T11">es</text:span><text:span text:style-name="T9"> not <text:s/>returns the </text:span><text:span text:style-name="T7">message: <text:s/>“Error: Last Name is required”</text:span><text:span text:style-name="T11">.</text:span></text:p>
      <text:p text:style-name="P17"/>
      <text:p text:style-name="P17"/>
      <text:p text:style-name="P10">Steps to reproduce</text:p>
      <text:p text:style-name="P12">1. access site www.saucedemo.com in Chrome </text:p>
      <text:p text:style-name="P13">2. insert valid data in field “Username” (<text:span text:style-name="T31">error</text:span>_user)</text:p>
      <text:p text:style-name="P13">3. insert valid data in field “Password” (secret_sauce)</text:p>
      <text:p text:style-name="P13">4. press “Login” button</text:p>
      <text:p text:style-name="P13">5. add to cart one item<text:span text:style-name="T31"> (Sauce Labs Backpack)</text:span></text:p>
      <text:p text:style-name="P13">6. click the icon of the cart </text:p>
      <text:p text:style-name="P13">7. click “checkout” button </text:p>
      <text:p text:style-name="P13">8. insert valid data in field “First name”</text:p>
      <text:p text:style-name="P13">9. <text:span text:style-name="T32">leave empty the</text:span> field “Last name”</text:p>
      <text:p text:style-name="P13">10.insert valid data in field “Zip/Postal code” </text:p>
      <text:p text:style-name="P23">11.press "continue" button</text:p>
      <text:p text:style-name="P16"/>
      <text:p text:style-name="P10">Expected result</text:p>
      <text:p text:style-name="P14">“continue” button returns the message: <text:s/>“Error: Last Name is required”</text:p>
      <text:p text:style-name="P14"/>
      <text:p text:style-name="P14"/>
      <text:p text:style-name="P10">Actual result</text:p>
      <text:p text:style-name="P15">“continue” button redirects to page Checkout overview<text:span text:style-name="T32">.</text:span></text:p>
      <text:p text:style-name="P15"><text:soft-page-break/></text:p>
      <text:p text:style-name="P15"/>
      <text:p text:style-name="P10">Notes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40</meta:editing-cycles>
    <meta:creation-date>2024-02-05T18:33:00</meta:creation-date>
    <dc:date>2024-05-04T16:24:18.630000000</dc:date>
    <meta:editing-duration>PT2H46M45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42" meta:word-count="186" meta:character-count="1212" meta:non-whitespace-character-count="1055"/>
    <meta:user-defined meta:name="AppVersion">16.0000</meta:user-defined>
    <meta:template xlink:type="simple" xlink:actuate="onRequest" xlink:title="Normal" xlink:href=""/>
  </office:meta>
</office:document-meta>
</file>